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/>
    </style:style>
    <style:style style:name="P3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 fo:language="en" fo:country="US"/>
    </style:style>
    <style:style style:name="P4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1cm" fo:margin-top="0cm" fo:margin-bottom="0.353cm" loext:contextual-spacing="false" fo:line-height="115%" fo:text-align="end" style:justify-single-word="false" fo:text-indent="0cm" style:auto-text-indent="false"/>
      <style:text-properties style:font-name="Times New Roman" fo:font-size="14pt"/>
    </style:style>
    <style:style style:name="P6" style:family="paragraph" style:parent-style-name="Text_20_body" style:master-page-name="">
      <loext:graphic-properties draw:fill="none"/>
      <style:paragraph-properties fo:margin-left="3.3cm" fo:margin-right="1cm" fo:margin-top="0cm" fo:margin-bottom="0.353cm" loext:contextual-spacing="false" fo:line-height="115%" fo:text-align="end" style:justify-single-word="false" fo:text-indent="1.199cm" style:auto-text-indent="false" style:page-number="auto" fo:background-color="transparent"/>
      <style:text-properties style:font-name="Times New Roman" fo:font-size="14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language="en" fo:country="US" officeooo:rsid="00159411"/>
    </style:style>
    <style:style style:name="T3" style:family="text">
      <style:text-properties style:font-name="Times New Roman" fo:font-size="14pt" fo:language="en" fo:country="US" officeooo:rsid="001a63de"/>
    </style:style>
    <style:style style:name="T4" style:family="text">
      <style:text-properties style:font-name="Times New Roman" fo:font-size="14pt" fo:language="en" fo:country="US" officeooo:rsid="001d2234"/>
    </style:style>
    <style:style style:name="T5" style:family="text">
      <style:text-properties style:font-name="Times New Roman" fo:font-size="14pt" fo:language="en" fo:country="US" officeooo:rsid="001ee076"/>
    </style:style>
    <style:style style:name="T6" style:family="text">
      <style:text-properties style:font-name="Times New Roman" fo:font-size="14pt" officeooo:rsid="001d2234"/>
    </style:style>
    <style:style style:name="T7" style:family="text">
      <style:text-properties style:font-name="Times New Roman1" fo:font-size="14pt" fo:font-style="normal" officeooo:rsid="00134d47" style:font-size-asian="14pt" style:font-style-asian="normal" style:font-size-complex="14pt" style:font-style-complex="normal"/>
    </style:style>
    <style:style style:name="T8" style:family="text">
      <style:text-properties style:font-name="Times New Roman1" fo:font-size="14pt" fo:font-style="normal" officeooo:rsid="001a63de" style:font-size-asian="14pt" style:font-style-asian="normal" style:font-size-complex="14pt" style:font-style-complex="normal"/>
    </style:style>
    <style:style style:name="T9" style:family="text">
      <style:text-properties style:font-name="Times New Roman1" fo:font-size="14pt" fo:font-style="normal" officeooo:rsid="001d2234" style:font-size-asian="14pt" style:font-style-asian="normal" style:font-size-complex="14pt" style:font-style-complex="normal"/>
    </style:style>
    <style:style style:name="T10" style:family="text">
      <style:text-properties style:font-name="Times New Roman1" fo:font-size="14pt" fo:font-style="normal" officeooo:rsid="001ee076" style:font-size-asian="14pt" style:font-style-asian="normal" style:font-size-complex="14pt" style:font-style-complex="normal"/>
    </style:style>
    <style:style style:name="T11" style:family="text">
      <style:text-properties officeooo:rsid="00134d47"/>
    </style:style>
    <style:style style:name="T12" style:family="text">
      <style:text-properties officeooo:rsid="001439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ГБОУ ВО «Воронежский Государственный Университет»</text:p>
      <text:p text:style-name="P1">Математический факультет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Отчет по лабораторной работе №</text:span><text:span text:style-name="T5">5</text:span></text:p>
      <text:p text:style-name="P2">По дисциплине «Программирование <text:span text:style-name="T11">криптографических алгоритмов</text:span>»</text:p>
      <text:p text:style-name="P4"><text:span text:style-name="T1">Тема: «</text:span><text:span text:style-name="T10">Арифметические операции в кольце вычетов</text:span><text:span text:style-name="T1">»</text:span></text:p>
      <text:p text:style-name="P3"/>
      <text:p text:style-name="P4"/>
      <text:p text:style-name="P4"/>
      <text:p text:style-name="P4"/>
      <text:p text:style-name="P4"/>
      <text:p text:style-name="P2"/>
      <text:p text:style-name="P5">Выполнил: <text:span text:style-name="T12">Авдеев Н. Н</text:span>.,</text:p>
      <text:p text:style-name="P6">студент 1 курса <text:span text:style-name="T12">магистратуры</text:span>, группы <text:span text:style-name="T12">КФА МКМ</text:span>.</text:p>
      <text:p text:style-name="P5">Проверил: <text:span text:style-name="T12">к. ф.-м.н., доц. Завгородний М.Г.</text:span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Воронеж 201<text:span text:style-name="T11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2:24.096000000</meta:creation-date>
    <dc:date>2018-05-06T15:56:11.322678039</dc:date>
    <meta:editing-duration>PT3H56M33S</meta:editing-duration>
    <meta:editing-cycles>80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2" meta:character-count="337" meta:non-whitespace-character-count="304"/>
  </office:meta>
</office:document-meta>
</file>